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style:text-underline-style="none" officeooo:paragraph-rsid="00206649"/>
    </style:style>
    <style:style style:name="P10" style:family="paragraph" style:parent-style-name="Standard">
      <style:paragraph-properties style:text-autospace="none"/>
      <style:text-properties style:text-underline-style="none" officeooo:paragraph-rsid="00241869"/>
    </style:style>
    <style:style style:name="P11" style:family="paragraph" style:parent-style-name="Standard">
      <style:paragraph-properties style:text-autospace="none"/>
      <style:text-properties officeooo:paragraph-rsid="00206649"/>
    </style:style>
    <style:style style:name="P12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39c8c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363525" officeooo:paragraph-rsid="0036352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39c8cd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1" style:family="paragraph" style:parent-style-name="Standard">
      <style:paragraph-properties style:text-autospace="none"/>
      <style:text-properties officeooo:paragraph-rsid="00206649"/>
    </style:style>
    <style:style style:name="P32" style:family="paragraph" style:parent-style-name="Standard">
      <style:paragraph-properties style:text-autospace="none"/>
      <style:text-properties officeooo:paragraph-rsid="0039c8cd"/>
    </style:style>
    <style:style style:name="P33" style:family="paragraph" style:parent-style-name="WW-Default" style:list-style-name="L2">
      <style:paragraph-properties fo:line-height="115%"/>
      <style:text-properties officeooo:paragraph-rsid="0014fe5f"/>
    </style:style>
    <style:style style:name="P34" style:family="paragraph" style:parent-style-name="WW-Default" style:list-style-name="L2">
      <style:paragraph-properties fo:line-height="115%"/>
      <style:text-properties officeooo:paragraph-rsid="0017a133"/>
    </style:style>
    <style:style style:name="P35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37ce40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bold" officeooo:rsid="0039c8cd" style:font-size-asian="10pt" style:font-weight-asian="bold" style:font-name-complex="Calibri" style:font-size-complex="10pt" style:font-weight-complex="bold"/>
    </style:style>
    <style:style style:name="T11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1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2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3" style:family="text">
      <style:text-properties officeooo:rsid="001258a7"/>
    </style:style>
    <style:style style:name="T34" style:family="text">
      <style:text-properties officeooo:rsid="0013918d"/>
    </style:style>
    <style:style style:name="T35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0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3" style:family="text">
      <style:text-properties officeooo:rsid="00206649"/>
    </style:style>
    <style:style style:name="T44" style:family="text">
      <style:text-properties officeooo:rsid="00241869"/>
    </style:style>
    <style:style style:name="T45" style:family="text">
      <style:text-properties officeooo:rsid="0025b79f"/>
    </style:style>
    <style:style style:name="T46" style:family="text">
      <style:text-properties officeooo:rsid="0028e01a"/>
    </style:style>
    <style:style style:name="T47" style:family="text">
      <style:text-properties officeooo:rsid="002ba80b"/>
    </style:style>
    <style:style style:name="T48" style:family="text">
      <style:text-properties officeooo:rsid="002e37cd"/>
    </style:style>
    <style:style style:name="T49" style:family="text">
      <style:text-properties officeooo:rsid="002f9e8e"/>
    </style:style>
    <style:style style:name="T50" style:family="text">
      <style:text-properties officeooo:rsid="0033a2c8"/>
    </style:style>
    <style:style style:name="T51" style:family="text">
      <style:text-properties officeooo:rsid="00363525"/>
    </style:style>
    <style:style style:name="T52" style:family="text">
      <style:text-properties officeooo:rsid="0039c8cd"/>
    </style:style>
    <style:style style:name="T53" style:family="text">
      <style:text-properties officeooo:rsid="0039e4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<text:tab/></text:p>
      <text:p text:style-name="P6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<text:span text:style-name="T52">software engineer</text:span> looking for work opportunities to grow.</text:p>
      <text:p text:style-name="P5"><text:span text:style-name="T25">WORK EXPERIENCE<text:line-break/></text:span><text:span text:style-name="T25"><draw:custom-shape text:anchor-type="as-char" svg:y="-0.0374in" draw:z-index="3" draw:name="Shape3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32"><text:span text:style-name="T2">Mobile Developer</text:span><text:span text:style-name="T1">, </text:span><text:span text:style-name="T12">eTip.io</text:span><text:span text:style-name="T22">,</text:span><text:span text:style-name="T21"> </text:span><text:span text:style-name="T29">San Francisco</text:span><text:span text:style-name="T11">, </text:span><text:span text:style-name="T12">CA</text:span><text:span text:style-name="T1"> <text:s text:c="28"/><text:tab/><text:tab/> <text:s text:c="26"/><text:tab/><text:tab/><text:tab/><text:tab/></text:span><text:span text:style-name="T10">Jun</text:span><text:span text:style-name="T2"> 22 </text:span><text:span text:style-name="T1">– </text:span><text:span text:style-name="T9">Current</text:span></text:p>
      <text:list xml:id="list869458559" text:style-name="L1">
        <text:list-item>
          <text:p text:style-name="P17">Developed a hotel app for iOS and Android, facilitating room check-ins <text:span text:style-name="T44">via QR codes </text:span>and </text:p>
          <text:p text:style-name="P17">enabling staff to manage tips and banking information.</text:p>
        </text:list-item>
        <text:list-item>
          <text:p text:style-name="P17">Tech<text:span text:style-name="T48">nology</text:span>: Kotlin, Swift, Kotlin Multiplatform, Kotlin Coroutines, Jetpack Compose, QR Code Scanning, Ktor,</text:p>
          <text:p text:style-name="P17"><text:s/>Ballast, Koin. </text:p>
        </text:list-item>
        <text:list-item>
          <text:p text:style-name="P29">Architecture: MVI</text:p>
        </text:list-item>
      </text:list>
      <text:p text:style-name="P11"><text:span text:style-name="T5"/></text:p>
      <text:p text:style-name="P11"><text:span text:style-name="T5">Backend Software Engineer</text:span><text:span text:style-name="T1">, </text:span><text:span text:style-name="T12">eTip.io</text:span><text:span text:style-name="T22">,</text:span><text:span text:style-name="T21"> </text:span><text:span text:style-name="T29">San Francisco</text:span><text:span text:style-name="T11">, </text:span><text:span text:style-name="T12">CA</text:span><text:span text:style-name="T1"> <text:s text:c="28"/><text:tab/><text:tab/> <text:s text:c="26"/><text:tab/><text:tab/><text:tab/></text:span><text:span text:style-name="T2">Jan </text:span><text:span text:style-name="T10">22</text:span><text:span text:style-name="T2"> </text:span><text:span text:style-name="T1">– </text:span><text:span text:style-name="T6">May </text:span><text:span text:style-name="T1">2</text:span><text:span text:style-name="T10">2</text:span></text:p>
      <text:list xml:id="list204717365098952" text:continue-numbering="true" text:style-name="L1">
        <text:list-item>
          <text:p text:style-name="P25">Developed various features supporting the Dashboard application, <text:span text:style-name="T51">which included API endpoint creation, </text:span></text:p>
          <text:p text:style-name="P26">SQL queries, database management, user authentication, and testing.</text:p>
        </text:list-item>
        <text:list-item>
          <text:p text:style-name="P13"><text:span text:style-name="T30">Tech</text:span><text:span text:style-name="T32">nology</text:span><text:span text:style-name="T30">: Kotlin, </text:span><text:span text:style-name="T31">Kotlin Coroutines, </text:span><text:span text:style-name="T30">Spring Boot. </text:span></text:p>
          <text:p text:style-name="P18"/>
        </text:list-item>
      </text:list>
      <text:p text:style-name="P5"><text:span text:style-name="T25">PROJECTS<text:line-break/></text:span><text:span text:style-name="T25"><draw:custom-shape text:anchor-type="as-char" svg:y="-0.0374in" draw:z-index="4" draw:name="Shape4" draw:style-name="gr1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204719462077425" text:continue-numbering="true" text:style-name="L1">
        <text:list-item>
          <text:p text:style-name="P19"><text:span text:style-name="T33">Designed &amp; created a jogging app to motivate, track, show, and breakdown jogs for users</text:span>.</text:p>
        </text:list-item>
        <text:list-item>
          <text:p text:style-name="P22"><text:span text:style-name="T49">Technology</text:span><text:span text:style-name="T46">: </text:span><text:span text:style-name="T47">Kotlin,</text:span><text:span text:style-name="T46"> </text:span><text:span text:style-name="T47">Kotlin Coroutines</text:span><text:span text:style-name="T46">, </text:span>Caldroid, Google Map, Gson, Koin, LiveData, MPAndroidChart, OkHTTP, </text:p>
          <text:p text:style-name="P22">RetroFit, WorkManager.</text:p>
        </text:list-item>
        <text:list-item>
          <text:p text:style-name="P19"><text:span text:style-name="T46">Architecture: </text:span>MVVM.</text:p>
          <text:p text:style-name="P19"/>
        </text:list-item>
      </text:list>
      <text:p text:style-name="P9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204719024210322" text:continue-numbering="true" text:style-name="L1">
        <text:list-item>
          <text:p text:style-name="P27">Weather app showcasing better Android &amp; iOS app development practices.</text:p>
        </text:list-item>
        <text:list-item>
          <text:p text:style-name="P28"><text:span text:style-name="T50">Technology:</text:span> Kotlin Multplatform to use a shared code base for both iOS and Android. </text:p>
        </text:list-item>
        <text:list-item>
          <text:p text:style-name="P30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  <text:p text:style-name="P20"/>
        </text:list-item>
      </text:list>
      <text:p text:style-name="P9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204718969347647" text:continue-numbering="true" text:style-name="L1">
        <text:list-item>
          <text:p text:style-name="P19">Designed &amp; developed an app that showcased <text:span text:style-name="T34">Pokemon characters</text:span>.</text:p>
        </text:list-item>
        <text:list-item>
          <text:p text:style-name="P19"><text:span text:style-name="T49">Technology</text:span><text:span text:style-name="T46">:</text:span><text:span text:style-name="T34"> Android Paging library </text:span><text:span text:style-name="T46">3</text:span><text:span text:style-name="T34">, RxJava, </text:span><text:span text:style-name="T46">and </text:span><text:span text:style-name="T34">Koin</text:span>.</text:p>
        </text:list-item>
        <text:list-item>
          <text:p text:style-name="P23"><text:span text:style-name="T46">Architecture: </text:span>MVVM.</text:p>
          <text:p text:style-name="P23"/>
        </text:list-item>
      </text:list>
      <text:p text:style-name="P10"><text:a xlink:type="simple" xlink:href="https://github.com/RamziJabali/Login-Verification-and-Caching-ASP-.Net" text:style-name="Internet_20_link" text:visited-style-name="Visited_20_Internet_20_Link"><text:span text:style-name="T8">Login Verification, A</text:span><text:span text:style-name="T7">SP.NET</text:span></text:a><text:span text:style-name="T22"><text:tab/><text:tab/><text:tab/> </text:span><text:span text:style-name="T11"><text:s/><text:tab/><text:tab/><text:tab/><text:tab/><text:tab/><text:tab/> <text:s/></text:span></text:p>
      <text:list xml:id="list204717730759453" text:continue-numbering="true" text:style-name="L1">
        <text:list-item>
          <text:p text:style-name="P21"><text:span text:style-name="T44">C</text:span>reated an app for user signup/login using cookies, incorporating RESTful APIs for member-related actions.</text:p>
        </text:list-item>
        <text:list-item>
          <text:p text:style-name="P24"><text:span text:style-name="T46">Technology:</text:span> ASP.NET <text:span text:style-name="T46">+ </text:span>C#</text:p>
        </text:list-item>
      </text:list>
      <text:p text:style-name="P8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1">Bachelors</text:span></text:span><text:span text:style-name="Strong_20_Emphasis"><text:span text:style-name="T40"> of </text:span></text:span><text:span text:style-name="Strong_20_Emphasis"><text:span text:style-name="T16">Computer Science, </text:span></text:span><text:span text:style-name="Strong_20_Emphasis"><text:span text:style-name="T42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</text:span></text:span><text:span text:style-name="Strong_20_Emphasis"><text:span text:style-name="T15">Dec</text:span></text:span><text:span text:style-name="Strong_20_Emphasis"><text:span text:style-name="T39"> 23</text:span></text:span></text:p>
      <text:list text:style-name="L2">
        <text:list-item>
          <text:p text:style-name="P33"><text:span text:style-name="Strong_20_Emphasis"><text:span text:style-name="T35">Data Structures &amp; Algorithms, C++.</text:span></text:span></text:p>
        </text:list-item>
        <text:list-item>
          <text:p text:style-name="P33"><text:span text:style-name="Strong_20_Emphasis"><text:span text:style-name="T35">Software Engineering Principles, JavaFx.</text:span></text:span></text:p>
        </text:list-item>
        <text:list-item>
          <text:p text:style-name="P34"><text:span text:style-name="Strong_20_Emphasis"><text:span text:style-name="T36">.Net Web/Mobile Development, C#.</text:span></text:span></text:p>
        </text:list-item>
        <text:list-item>
          <text:p text:style-name="P33"><text:span text:style-name="Strong_20_Emphasis"><text:span text:style-name="T35">Information Assurance, </text:span></text:span><text:span text:style-name="Strong_20_Emphasis"><text:span text:style-name="T38">Python.</text:span></text:span></text:p>
        </text:list-item>
        <text:list-item>
          <text:p text:style-name="P33"><text:span text:style-name="Strong_20_Emphasis"><text:span text:style-name="T35">Software Analysis and Design, </text:span></text:span><text:span text:style-name="Strong_20_Emphasis"><text:span text:style-name="T37">Java.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35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3">C#, </text:span><text:s/><text:span text:style-name="T33">Swift, </text:span>HTML, Javascript, <text:span text:style-name="T53">SQL, &amp;</text:span> Git.</text:p>
      <text:p text:style-name="P1"><text:span text:style-name="T28">Frameworks:</text:span> Android <text:span text:style-name="T33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1" fo:font-family="OpenSymbol" fo:font-size="10pt" fo:language="en" fo:country="none" fo:font-style="normal" style:text-underline-style="none" fo:font-weight="normal" style:font-name-asian="OpenSymbol1" style:font-family-asian="OpenSymbol" style:font-size-asian="10pt" style:language-asian="zh" style:country-asian="CN" style:font-style-asian="normal" style:font-weight-asian="normal" style:font-name-complex="OpenSymbol1" style:font-family-complex="OpenSymbol" style:font-size-complex="10pt" style:language-complex="ar" style:country-complex="SA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mzi Eljabali CV</dc:title>
    <meta:creation-date>2023-12-28T16:46:03.704000000</meta:creation-date>
    <meta:editing-cycles>26</meta:editing-cycles>
    <meta:editing-duration>P10DT16H5M18S</meta:editing-duration>
    <meta:generator>LibreOffice/7.4.0.3$MacOSX_AARCH64 LibreOffice_project/f85e47c08ddd19c015c0114a68350214f7066f5a</meta:generator>
    <dc:date>2024-05-07T20:47:17.208719624</dc:date>
    <meta:document-statistic meta:table-count="0" meta:image-count="0" meta:object-count="0" meta:page-count="1" meta:paragraph-count="46" meta:word-count="300" meta:character-count="2144" meta:non-whitespace-character-count="1755"/>
  </office:meta>
</office:document-meta>
</file>